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780b8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8" style:family="paragraph" style:parent-style-name="Standard">
      <style:text-properties officeooo:paragraph-rsid="0d09f881"/>
    </style:style>
    <style:style style:name="P49" style:family="paragraph" style:parent-style-name="Standard">
      <style:text-properties officeooo:paragraph-rsid="0d17169e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style:text-properties officeooo:paragraph-rsid="0d4fb2fa"/>
    </style:style>
    <style:style style:name="P52" style:family="paragraph" style:parent-style-name="Standard">
      <style:text-properties officeooo:paragraph-rsid="0d5d07c4"/>
    </style:style>
    <style:style style:name="P53" style:family="paragraph" style:parent-style-name="Standard">
      <style:text-properties officeooo:paragraph-rsid="0d53d678"/>
    </style:style>
    <style:style style:name="P54" style:family="paragraph" style:parent-style-name="Standard">
      <style:text-properties officeooo:paragraph-rsid="0c8364eb"/>
    </style:style>
    <style:style style:name="P55" style:family="paragraph" style:parent-style-name="Standard">
      <style:text-properties officeooo:paragraph-rsid="0d8c21b9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dc75ecf"/>
    </style:style>
    <style:style style:name="P59" style:family="paragraph" style:parent-style-name="Standard">
      <style:text-properties officeooo:paragraph-rsid="0dd5b7dc"/>
    </style:style>
    <style:style style:name="P60" style:family="paragraph" style:parent-style-name="Standard">
      <style:text-properties officeooo:paragraph-rsid="0de414b5"/>
    </style:style>
    <style:style style:name="P61" style:family="paragraph" style:parent-style-name="Standard">
      <style:text-properties officeooo:paragraph-rsid="0dedec60"/>
    </style:style>
    <style:style style:name="P62" style:family="paragraph" style:parent-style-name="Standard">
      <style:text-properties officeooo:paragraph-rsid="0df7cf63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rsid="0e0463fc"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1139eb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2f7716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3921df"/>
    </style:style>
    <style:style style:name="P73" style:family="paragraph" style:parent-style-name="Standard">
      <style:text-properties officeooo:rsid="0e3921df" officeooo:paragraph-rsid="0e3921df"/>
    </style:style>
    <style:style style:name="P74" style:family="paragraph" style:parent-style-name="Standard">
      <style:text-properties officeooo:paragraph-rsid="0e3ebd7e"/>
    </style:style>
    <style:style style:name="P75" style:family="paragraph" style:parent-style-name="Standard">
      <style:text-properties officeooo:paragraph-rsid="0e5ca400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555213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6fd24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6934b6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24c429"/>
    </style:style>
    <style:style style:name="P88" style:family="paragraph" style:parent-style-name="Footnote">
      <style:text-properties officeooo:rsid="043ccc66" officeooo:paragraph-rsid="0e533527"/>
    </style:style>
    <style:style style:name="P89" style:family="paragraph" style:parent-style-name="Footnote">
      <style:text-properties officeooo:paragraph-rsid="0e4fb5c2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1" style:family="paragraph" style:parent-style-name="Footnote">
      <style:text-properties officeooo:paragraph-rsid="0e7e1940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officeooo:paragraph-rsid="0e7ba410"/>
    </style:style>
    <style:style style:name="P97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780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934b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8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e6780b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10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11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12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13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14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15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Ubuntu" fo:font-size="12pt" style:text-underline-style="none" officeooo:rsid="0594b105" style:font-size-asian="12pt" style:font-size-complex="12pt"/>
    </style:style>
    <style:style style:name="T317" style:family="text">
      <style:text-properties fo:color="#000000" style:font-name="Ubuntu" fo:font-size="12pt" style:text-underline-style="none" officeooo:rsid="0e5dd5ae" style:font-size-asian="12pt" style:font-size-complex="12pt"/>
    </style:style>
    <style:style style:name="T318" style:family="text">
      <style:text-properties fo:color="#000000" style:font-name="Ubuntu" fo:font-size="12pt" style:text-underline-style="none" officeooo:rsid="0e5e40e5" style:font-size-asian="12pt" style:font-size-complex="12pt"/>
    </style:style>
    <style:style style:name="T319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0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1" style:family="text">
      <style:text-properties fo:color="#000000" style:font-name="Ubuntu" fo:font-size="12pt" style:font-size-asian="12pt" style:font-size-complex="12pt"/>
    </style:style>
    <style:style style:name="T322" style:family="text">
      <style:text-properties fo:color="#000000" style:font-name="Ubuntu" fo:font-size="12pt" officeooo:rsid="004804ae" style:font-size-asian="12pt" style:font-size-complex="12pt"/>
    </style:style>
    <style:style style:name="T323" style:family="text">
      <style:text-properties fo:color="#000000" style:font-name="Ubuntu" fo:font-size="12pt" officeooo:rsid="0d21a97c" style:font-size-asian="12pt" style:font-size-complex="12pt"/>
    </style:style>
    <style:style style:name="T324" style:family="text">
      <style:text-properties fo:color="#000000" style:font-name="Ubuntu" fo:font-size="12pt" officeooo:rsid="0d2ecc1a" style:font-size-asian="12pt" style:font-size-complex="12pt"/>
    </style:style>
    <style:style style:name="T325" style:family="text">
      <style:text-properties fo:color="#000000" style:text-underline-style="none" officeooo:rsid="0bd0b23f" style:font-size-asian="12pt" style:font-size-complex="12pt"/>
    </style:style>
    <style:style style:name="T326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3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5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6" style:family="text">
      <style:text-properties style:use-window-font-color="true"/>
    </style:style>
    <style:style style:name="T34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officeooo:rsid="047da547"/>
    </style:style>
    <style:style style:name="T368" style:family="text">
      <style:text-properties officeooo:rsid="047fb57c"/>
    </style:style>
    <style:style style:name="T369" style:family="text">
      <style:text-properties officeooo:rsid="047da547"/>
    </style:style>
    <style:style style:name="T370" style:family="text">
      <style:text-properties officeooo:rsid="01657261" style:font-size-asian="12pt" style:font-size-complex="12pt"/>
    </style:style>
    <style:style style:name="T371" style:family="text">
      <style:text-properties officeooo:rsid="04473353"/>
    </style:style>
    <style:style style:name="T372" style:family="text">
      <style:text-properties fo:font-weight="normal" officeooo:rsid="0d53468e" style:font-weight-asian="normal" style:font-weight-complex="normal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officeooo:rsid="0e0463fc" style:font-weight-asian="bold" style:font-weight-complex="bold"/>
    </style:style>
    <style:style style:name="T375" style:family="text">
      <style:text-properties officeooo:rsid="0aace3cd"/>
    </style:style>
    <style:style style:name="T376" style:family="text">
      <style:text-properties fo:font-size="10pt" style:font-size-asian="10pt" style:font-size-complex="10pt"/>
    </style:style>
    <style:style style:name="T377" style:family="text">
      <style:text-properties fo:font-size="10pt" officeooo:rsid="0db4d737" style:font-size-asian="10pt" style:font-size-complex="10pt"/>
    </style:style>
    <style:style style:name="T378" style:family="text">
      <style:text-properties fo:font-size="10pt" officeooo:rsid="0db5d4ba" style:font-size-asian="10pt" style:font-size-complex="10pt"/>
    </style:style>
    <style:style style:name="T379" style:family="text">
      <style:text-properties officeooo:rsid="0394a435"/>
    </style:style>
    <style:style style:name="T380" style:family="text">
      <style:text-properties officeooo:rsid="0b668458"/>
    </style:style>
    <style:style style:name="T381" style:family="text">
      <style:text-properties officeooo:rsid="0c125172"/>
    </style:style>
    <style:style style:name="T38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3" style:family="text">
      <style:text-properties officeooo:rsid="0d1ec96e"/>
    </style:style>
    <style:style style:name="T384" style:family="text">
      <style:text-properties officeooo:rsid="0e0463fc"/>
    </style:style>
    <style:style style:name="T385" style:family="text">
      <style:text-properties style:font-name="Ubuntu Mono1" fo:font-weight="normal" officeooo:rsid="0d53468e" style:font-weight-asian="normal" style:font-weight-complex="normal"/>
    </style:style>
    <style:style style:name="T386" style:family="text">
      <style:text-properties officeooo:rsid="0e7b95c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283">C</text:span></text:span><text:span text:style-name="Strong_20_Emphasis"><text:span text:style-name="T279">hecklist voor </text:span></text:span><text:span text:style-name="Strong_20_Emphasis"><text:span text:style-name="T286">de installatie</text:span></text:span><text:span text:style-name="Strong_20_Emphasis"><text:span text:style-name="T279"> van </text:span></text:span><text:reference-mark-start text:name="Distributie"/><text:span text:style-name="Strong_20_Emphasis"><text:span text:style-name="T287">Debian</text:span></text:span><text:reference-mark-end text:name="Distributie"/><text:span text:style-name="Strong_20_Emphasis"><text:span text:style-name="T291"> </text:span></text:span><text:span text:style-name="Strong_20_Emphasis"><text:span text:style-name="T293">GNU/Linux </text:span></text:span><text:reference-mark-start text:name="Versie"/><text:span text:style-name="Strong_20_Emphasis"><text:span text:style-name="T287">1</text:span></text:span><text:span text:style-name="Strong_20_Emphasis"><text:span text:style-name="T288">1</text:span></text:span><text:reference-mark-end text:name="Versie"/><text:span text:style-name="Strong_20_Emphasis"><text:span text:style-name="T280"> </text:span></text:span><text:span text:style-name="Strong_20_Emphasis"><text:span text:style-name="T289">LTS</text:span></text:span><text:span text:style-name="Strong_20_Emphasis"><text:span text:style-name="T280"><text:note text:id="ftn1" text:note-class="footnote"><text:note-citation>1</text:note-citation><text:note-body><text:p text:style-name="P85"><text:span text:style-name="T379">Deze versie heeft codenaam </text:span><text:span text:style-name="T331">B</text:span><text:span text:style-name="T339">ullseye</text:span><text:span text:style-name="T380"> </text:span><text:span text:style-name="T381">(</text:span><text:span text:style-name="T339">bullseye</text:span><text:span text:style-name="T381">)</text:span><text:span text:style-name="T380"> </text:span><text:span text:style-name="T332">en is een zogenaamde LTS-versie (Long-Term Support, langetermijnondersteuning). <text:s/></text:span><text:span text:style-name="T333">Deze</text:span><text:span text:style-name="T332"> LTS-versie versch</text:span><text:span text:style-name="T333">een </text:span><text:span text:style-name="T338">in </text:span><text:span text:style-name="T340">augustus</text:span><text:span text:style-name="T332"> 20</text:span><text:span text:style-name="T340">2</text:span><text:span text:style-name="T333">1</text:span><text:span text:style-name="T332"> en wordt vanaf vrijgave </text:span><text:span text:style-name="T338">vijf</text:span><text:span text:style-name="T332"> jaar ondersteund</text:span><text:span text:style-name="T334"> </text:span><text:span text:style-name="T332">(</text:span><text:span text:style-name="T335">updates </text:span><text:span text:style-name="T332">tot </text:span><text:span text:style-name="T340">augustus</text:span><text:span text:style-name="T333"> </text:span><text:span text:style-name="T332">202</text:span><text:span text:style-name="T340">6</text:span><text:span text:style-name="T334">)</text:span><text:span text:style-name="T336">.</text:span></text:p></text:note-body></text:note></text:span></text:span><text:span text:style-name="Strong_20_Emphasis"><text:span text:style-name="T289"> </text:span></text:span><text:reference-mark-start text:name="Editie"/><text:span text:style-name="Strong_20_Emphasis"><text:span text:style-name="T281">desktop</text:span></text:span><text:reference-mark-end text:name="Editie"/><text:span text:style-name="Strong_20_Emphasis"><text:span text:style-name="T282">.</text:span></text:span></text:p>
      <text:p text:style-name="P8"/>
      <text:p text:style-name="P29"><text:span text:style-name="T17">Kijk op</text:span><text:span text:style-name="T27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9"> </text:span><text:span text:style-name="T347">voor</text:span><text:span text:style-name="T348"> </text:span><text:span text:style-name="T349">deze en andere </text:span><text:span text:style-name="T18">checklists, scripts, </text:span><text:span text:style-name="T51">en informatie</text:span><text:span text:style-name="T18">.</text:span></text:p>
      <text:p text:style-name="P24"/>
      <text:p text:style-name="P47"><text:span text:style-name="T162">D</text:span><text:span text:style-name="T161">it is een invulbare PD</text:span><text:span text:style-name="T163">F</text:span><text:span text:style-name="T161"> met tekst- en keuzevakken; </text:span><text:span text:style-name="T164">a</text:span><text:span text:style-name="T161">fdrukken is niet noodzakelijk.</text:span></text:p>
      <text:p text:style-name="P9"/>
      <text:p text:style-name="P9">V<text:span text:style-name="T368">ul de waarden in het tekstvak achter de </text:span><text:span text:style-name="Definition"><text:span text:style-name="T369">schuingedrukte</text:span></text:span> <text:span text:style-name="T369">woorden </text:span><text:span text:style-name="T367">(zie toelichting)</text:span><text:span text:style-name="T369">: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<text:tab/><text:tab/></text:span></text:span><text:span text:style-name="Definition"><text:span text:style-name="T346"> <text:tab/><text:tab/></text:span></text:span><text:span text:style-name="T353"><draw:control text:anchor-type="as-char" svg:y="-0.429cm" draw:z-index="16" draw:name="Gebruiker" draw:style-name="gr2" draw:text-style-name="P99" svg:width="6.061cm" svg:height="0.6cm" draw:control="control17"><svg:title>Gebruiker</svg:title><svg:desc>Volledige naam, bijv. Jan Stek</svg:desc></draw:control></text:span><text:span text:style-name="T353"><text:tab/></text:span><text:span text:style-name="T354">(</text:span><text:span text:style-name="T364">volledige naam, bijv. </text:span><text:span text:style-name="T366">Karel Kamer</text:span><text:span text:style-name="T365">)</text:span></text:p>
      <text:p text:style-name="Standard"><text:span text:style-name="Definition"><text:span text:style-name="T351">g</text:span></text:span><text:span text:style-name="Definition"><text:span text:style-name="T350">ebruikersnaam<text:tab/><text:tab/></text:span></text:span><text:span text:style-name="Definition"><text:span text:style-name="T350"><draw:control text:anchor-type="as-char" svg:y="-0.429cm" draw:z-index="17" draw:name="Gberuikersnaam" draw:style-name="gr2" draw:text-style-name="P99" svg:width="6.061cm" svg:height="0.6cm" draw:control="control18"><svg:title>Gebruikersnaam</svg:title><svg:desc>Korte naam, bijv. jan</svg:desc></draw:control></text:span></text:span><text:span text:style-name="Definition"><text:span text:style-name="T350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1">c</text:span></text:span><text:span text:style-name="Definition"><text:span text:style-name="T360">omputernaam<text:tab/><text:tab/></text:span></text:span><text:span text:style-name="Definition"><text:span text:style-name="T353"><draw:control text:anchor-type="as-char" svg:y="-0.429cm" draw:z-index="18" draw:name="Computernaam" draw:style-name="gr2" draw:text-style-name="P99" svg:width="6.061cm" svg:height="0.6cm" draw:control="control19"><svg:title>Computernaam</svg:title><svg:desc>Unieke naam van de computer</svg:desc></draw:control></text:span></text:span><text:span text:style-name="Definition"><text:span text:style-name="T353"><text:tab/></text:span></text:span><text:span text:style-name="Definition"><text:span text:style-name="T357">(</text:span></text:span><text:span text:style-name="Definition"><text:span text:style-name="T355">unieke naam van de compute</text:span></text:span><text:span text:style-name="Definition"><text:span text:style-name="T356">r</text:span></text:span><text:span text:style-name="Definition"><text:span text:style-name="T357">)</text:span></text:span></text:p>
      <text:p text:style-name="P2"><text:span text:style-name="Definition"><text:span text:style-name="T351">o</text:span></text:span><text:span text:style-name="Definition"><text:span text:style-name="T350">pstartmenu</text:span></text:span><text:span text:style-name="Definition"><text:span text:style-name="T353"><text:tab/><text:tab/><text:tab/></text:span></text:span><text:span text:style-name="Definition"><text:span text:style-name="T353"><draw:control text:anchor-type="as-char" svg:y="-0.429cm" draw:z-index="19" draw:name="Opstartmenu" draw:style-name="gr2" draw:text-style-name="P99" svg:width="6.061cm" svg:height="0.6cm" draw:control="control20"><svg:title>Opstartmenu</svg:title><svg:desc>Toets voor het opstartmenu ("bootmenu")</svg:desc></draw:control></text:span></text:span><text:span text:style-name="Definition"><text:span text:style-name="T353"><text:tab/></text:span></text:span><text:span text:style-name="Definition"><text:span text:style-name="T357">(</text:span></text:span><text:span text:style-name="Definition"><text:span text:style-name="T355">to</text:span></text:span><text:span text:style-name="Definition"><text:span text:style-name="T358">ets voor het opstartmedium</text:span></text:span><text:span text:style-name="Definition"><text:span text:style-name="T359">)</text:span></text:span></text:p>
      <text:p text:style-name="P2"><text:span text:style-name="Definition"><text:span text:style-name="T362">i</text:span></text:span><text:span text:style-name="Definition"><text:span text:style-name="T363">nstellingen</text:span></text:span><text:span text:style-name="T357"><text:tab/> <text:tab/><text:tab/></text:span><text:span text:style-name="T357"><draw:control text:anchor-type="as-char" svg:y="-0.429cm" draw:z-index="15" draw:name="Instellingen" draw:style-name="gr2" draw:text-style-name="P99" svg:width="6.061cm" svg:height="0.6cm" draw:control="control16"><svg:title>Instellingen</svg:title><svg:desc>Toets voor het BIOS/UEFI-scherm ("setup")</svg:desc></draw:control></text:span><text:span text:style-name="T357"><text:tab/>(</text:span><text:span text:style-name="T355">toets voor het BIOS/UEFI-scherm</text:span><text:span text:style-name="T357">)</text:span></text:p>
      <text:p text:style-name="P4"><text:span text:style-name="T300">Vervang </text:span><text:span text:style-name="Definition"><text:span text:style-name="T15">schuingedrukte</text:span></text:span><text:span text:style-name="T300"> </text:span><text:span text:style-name="T301">woorden </text:span><text:span text:style-name="T300">in deze checklist door </text:span><text:span text:style-name="T301">boven</text:span><text:span text:style-name="T300">staande waarden.</text:span></text:p>
      <text:p text:style-name="P10"/>
      <text:p text:style-name="P5"><text:span text:style-name="Strong_20_Emphasis"><text:span text:style-name="T295"/></text:span></text:p>
      <text:p text:style-name="P31"><text:span text:style-name="T296">Nog niet op Linux?<text:tab/></text:span><text:span text:style-name="T326"></text:span><text:span text:style-name="T302"><text:tab/></text:span><text:span text:style-name="T303">G</text:span><text:span text:style-name="T297">ebruik </text:span><text:span text:style-name="Strong_20_Emphasis"><text:span text:style-name="T344">Checklist migratie</text:span></text:span><text:span text:style-name="T29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8"> onder </text:span><text:span text:style-name="T308">Linux</text:span><text:span text:style-name="T299">.</text:span></text:p>
      <text:p text:style-name="P42"><text:span text:style-name="T304">Nieuwe installatie?<text:tab/></text:span><text:span text:style-name="T327"></text:span><text:span text:style-name="T307"><text:tab/></text:span><text:span text:style-name="T306">B</text:span><text:span text:style-name="T304">egin bij hoofdstuk </text:span><text:span text:style-name="T304"><text:bookmark-ref text:reference-format="page" text:ref-name="__RefNumPara__4009_1271708128">2</text:bookmark-ref></text:span><text:span text:style-name="T304"><text:s text:c="2"/></text:span><text:span text:style-name="T305"><text:bookmark-ref text:reference-format="text" text:ref-name="__RefNumPara__4009_1271708128">Installatie uitvoeren</text:bookmark-ref></text:span><text:span text:style-name="T305">.</text:span></text:p>
      <text:p text:style-name="P1"><text:span text:style-name="Strong_20_Emphasis"><text:span text:style-name="T294"/></text:span></text:p>
      <text:list xml:id="list504715341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8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88"><text:span text:style-name="User_20_Entry"><text:span text:style-name="T204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</text:span></text:span><text:span text:style-name="User_20_Entry"><text:span text:style-name="T209">, zoek en start </text:span></text:span><text:span text:style-name="User_20_Entry"><text:span text:style-name="T215">Installatiemenu</text:span></text:span><text:span text:style-name="Strong_20_Emphasis"><text:span text:style-name="T264"> </text:span></text:span><text:span text:style-name="User_20_Entry"><text:span text:style-name="T209">en </text:span></text:span><text:span text:style-name="User_20_Entry"><text:span text:style-name="T208">kies </text:span></text:span><text:span text:style-name="User_20_Entry"><text:span text:style-name="T216">5</text:span></text:span><text:span text:style-name="User_20_Entry"><text:span text:style-name="T212"> gevolgd door </text:span></text:span><text:span text:style-name="User_20_Entry"><text:span text:style-name="T216">12</text:span></text:span><text:span text:style-name="User_20_Entry"><text:span text:style-name="T208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67356862480">
          <table:table-cell table:style-name="_31_._5f_Installatie_5f_voorbereiden.A1" office:value-type="string">
            <text:p text:style-name="P32"><text:span text:style-name="Strong_20_Emphasis"><text:span text:style-name="T81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567356912864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0" draw:name="Vorm4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1">Installeer </text:span></text:span><text:span text:style-name="Strong_20_Emphasis"><text:span text:style-name="T98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2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84"><text:span text:style-name="T328">De </text:span><text:span text:style-name="T342">Super</text:span><text:span text:style-name="T328">-toets is de Windows</text:span><text:span text:style-name="T329">-</text:span><text:span text:style-name="T330">toets</text:span><text:span text:style-name="T328">, </text:span><text:span text:style-name="T329">C</text:span><text:span text:style-name="T328">ommand-</text:span><text:span text:style-name="T330">toets</text:span><text:span text:style-name="T328">, of </text:span><text:span text:style-name="T329">V</text:span><text:span text:style-name="T328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5">Terminalvenster</text:span></text:span><text:span text:style-name="Strong_20_Emphasis"><text:span text:style-name="T70">.</text:span></text:span><text:span text:style-name="Strong_20_Emphasis"><text:span text:style-name="T93"> </text:span></text:span></text:p>
          </table:table-cell>
        </table:table-row>
        <table:table-row table:style-name="TableLine94567356913120">
          <table:table-cell table:style-name="_31_._5f_Installatie_5f_voorbereiden.A1" office:value-type="string">
            <text:p text:style-name="P50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57"><text:span text:style-name="T383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6">z</text:span></text:span><text:span text:style-name="Strong_20_Emphasis"><text:span text:style-name="T93">e opdrachten, ieder gevolgd door de </text:span></text:span><text:span text:style-name="Strong_20_Emphasis"><text:span text:style-name="T203">Enter</text:span></text:span><text:span text:style-name="Strong_20_Emphasis"><text:span text:style-name="T68">-toets:<text:line-break/></text:span></text:span><text:span text:style-name="User_20_Entry"><text:span text:style-name="T277">sudo</text:span></text:span><text:span text:style-name="User_20_Entry"><text:span text:style-name="T276"> </text:span></text:span><text:span text:style-name="User_20_Entry"><text:span text:style-name="T277">apt install wget</text:span></text:span></text:p>
            <text:p text:style-name="P57"><text:span text:style-name="User_20_Entry"><text:span text:style-name="T276">wget karelzimmer.nl/</text:span></text:span><text:span text:style-name="User_20_Entry"><text:span text:style-name="T278">kz</text:span></text:span><text:span text:style-name="User_20_Entry"><text:span text:style-name="T276"><text:line-break/>bash </text:span></text:span><text:span text:style-name="User_20_Entry"><text:span text:style-name="T278">kz</text:span></text:span></text:p>
          </table:table-cell>
        </table:table-row>
        <table:table-row table:style-name="TableLine9456735691337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4"/>
          </table:table-cell>
        </table:table-row>
        <table:table-row table:style-name="TableLine94567356913632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4">druk </text:span></text:span><text:span text:style-name="Strong_20_Emphasis"><text:span text:style-name="T79">op de </text:span></text:span><text:span text:style-name="Strong_20_Emphasis"><text:span text:style-name="T202">Super</text:span></text:span><text:span text:style-name="Strong_20_Emphasis"><text:span text:style-name="T79">-toets</text:span></text:span><text:span text:style-name="Strong_20_Emphasis"><text:span text:style-name="T274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7">t</text:span></text:span><text:span text:style-name="Strong_20_Emphasis"><text:span text:style-name="T71">yp </text:span></text:span><text:span text:style-name="Strong_20_Emphasis"><text:span text:style-name="T138">men</text:span></text:span><text:span text:style-name="Strong_20_Emphasis"><text:span text:style-name="T142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4"> </text:span></text:span><text:span text:style-name="Strong_20_Emphasis"><text:span text:style-name="T247">Installatiem</text:span></text:span><text:span text:style-name="Strong_20_Emphasis"><text:span text:style-name="T246">enu</text:span></text:span><text:span text:style-name="Strong_20_Emphasis"><text:span text:style-name="T79">.</text:span></text:span></text:p>
          </table:table-cell>
        </table:table-row>
        <table:table-row table:style-name="TableLine94567356913888">
          <table:table-cell table:style-name="_31_._5f_Installatie_5f_voorbereiden.A1" office:value-type="string">
            <text:p text:style-name="P4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4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58">stallatie voorberei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5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6"/>
      <text:list xml:id="list102940069556028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67356817872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1"><text:span text:style-name="T321">Start de computer op vanaf </text:span><text:span text:style-name="T322">een </text:span><text:span text:style-name="T322"><text:reference-ref text:reference-format="text" text:ref-name="Distributie">Debian</text:reference-ref></text:span><text:span text:style-name="T322"><text:s/></text:span><text:span text:style-name="Strong_20_Emphasis"><text:span text:style-name="T292"><text:reference-ref text:reference-format="text" text:ref-name="Versie">11</text:reference-ref></text:span></text:span><text:span text:style-name="Strong_20_Emphasis"><text:span text:style-name="T292"><text:s/></text:span></text:span><text:span text:style-name="T324">(</text:span><text:span text:style-name="T323">Live</text:span><text:span text:style-name="T175"><text:note text:id="ftn4" text:note-class="footnote"><text:note-citation>1</text:note-citation><text:note-body><text:p text:style-name="P86"><text:span text:style-name="T371">Vanaf ee</text:span>n Live <text:span text:style-name="T375">USB-stick of </text:span><text:span text:style-name="T337">CD</text:span><text:span text:style-name="T6"> </text:span>kunt <text:span text:style-name="T371">u opstarten en</text:span> met <text:reference-ref text:reference-format="text" text:ref-name="Distributie">Debian</text:reference-ref><text:s/>werken zonder deze te installeren.</text:p></text:note-body></text:note></text:span><text:span text:style-name="T177">)</text:span><text:span text:style-name="T170"> </text:span><text:span text:style-name="T174">GNOME</text:span><text:span text:style-name="T170"> </text:span><text:span text:style-name="T173">USB-stick</text:span><text:span text:style-name="T173"><text:note text:id="ftn5" text:note-class="footnote"><text:note-citation>2</text:note-citation><text:note-body><text:p text:style-name="P87"><text:span text:style-name="T376">D</text:span><text:span text:style-name="Strong_20_Emphasis"><text:span text:style-name="T178">ow</text:span></text:span><text:span text:style-name="Strong_20_Emphasis"><text:span text:style-name="T193">nload </text:span></text:span><text:span text:style-name="Strong_20_Emphasis"><text:span text:style-name="T201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7"> </text:span></text:span><text:span text:style-name="Strong_20_Emphasis"><text:span text:style-name="T193">Live CD </text:span></text:span><text:span text:style-name="Strong_20_Emphasis"><text:span text:style-name="T198">v</text:span></text:span><text:span text:style-name="Strong_20_Emphasis"><text:span text:style-name="T197">anaf</text:span></text:span><text:span text:style-name="Strong_20_Emphasis"><text:span text:style-name="T181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6">kies </text:span></text:span><text:span text:style-name="T206">...gnome</text:span><text:span text:style-name="T205">+non-fre</text:span><text:span text:style-name="T207">e</text:span><text:span text:style-name="T205">.iso</text:span><text:span text:style-name="Strong_20_Emphasis"><text:span text:style-name="T193">, </text:span></text:span><text:span text:style-name="Strong_20_Emphasis"><text:span text:style-name="T178">e</text:span></text:span><text:span text:style-name="Strong_20_Emphasis"><text:span text:style-name="T180">n </text:span></text:span><text:span text:style-name="T376">plaats een USB-stick </text:span><text:span text:style-name="T377">van </text:span><text:span text:style-name="T376">min</text:span><text:span text:style-name="T378">imaal </text:span><text:span text:style-name="T376">4 GB.</text:span></text:p><text:p text:style-name="P83"><text:span text:style-name="T376"><text:tab/></text:span><text:span text:style-name="Strong_20_Emphasis"><text:span text:style-name="T200">G</text:span></text:span><text:span text:style-name="Strong_20_Emphasis"><text:span text:style-name="T183">ebruik </text:span></text:span><text:span text:style-name="Strong_20_Emphasis"><text:span text:style-name="T184">het programma balenaEtche</text:span></text:span><text:span text:style-name="Strong_20_Emphasis"><text:span text:style-name="T185">r</text:span></text:span><text:span text:style-name="Strong_20_Emphasis"><text:span text:style-name="T184"> </text:span></text:span><text:span text:style-name="Strong_20_Emphasis"><text:span text:style-name="T186">(</text:span></text:span><text:a xlink:type="simple" xlink:href="https://www.balena.io/etcher/" text:style-name="Internet_20_link" text:visited-style-name="Visited_20_Internet_20_Link"><text:span text:style-name="Strong_20_Emphasis"><text:span text:style-name="T382">etcher.io</text:span></text:span></text:a><text:span text:style-name="Strong_20_Emphasis"><text:span text:style-name="T186">) </text:span></text:span><text:span text:style-name="Strong_20_Emphasis"><text:span text:style-name="T192">om de CD naar de USB-stick te schrijven</text:span></text:span><text:span text:style-name="Strong_20_Emphasis"><text:span text:style-name="T186">; </text:span></text:span><text:span text:style-name="Strong_20_Emphasis"><text:span text:style-name="T184">balenaEtche</text:span></text:span><text:span text:style-name="Strong_20_Emphasis"><text:span text:style-name="T185">r</text:span></text:span><text:span text:style-name="Strong_20_Emphasis"><text:span text:style-name="T188"> is</text:span></text:span><text:span text:style-name="Strong_20_Emphasis"><text:span text:style-name="T186"> </text:span></text:span><text:span text:style-name="Strong_20_Emphasis"><text:span text:style-name="T182">beschikbaar voor </text:span></text:span><text:span text:style-name="Strong_20_Emphasis"><text:span text:style-name="T189">Windows, </text:span></text:span><text:span text:style-name="Strong_20_Emphasis"><text:span text:style-name="T190">OS X</text:span></text:span><text:span text:style-name="Strong_20_Emphasis"><text:span text:style-name="T184">, </text:span></text:span><text:span text:style-name="Strong_20_Emphasis"><text:span text:style-name="T186">en </text:span></text:span><text:span text:style-name="Strong_20_Emphasis"><text:span text:style-name="T191">GNU/</text:span></text:span><text:span text:style-name="Strong_20_Emphasis"><text:span text:style-name="T184">Linux</text:span></text:span><text:span text:style-name="Strong_20_Emphasis"><text:span text:style-name="T187">.</text:span></text:span></text:p></text:note-body></text:note></text:span><text:span text:style-name="T173"> </text:span><text:span text:style-name="T176">of</text:span><text:span text:style-name="T173"> </text:span><text:span text:style-name="T169">C</text:span><text:span text:style-name="T173">D</text:span><text:span text:style-name="T173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0">.</text:span></text:p>
            <text:p text:style-name="P34"><text:span text:style-name="T171">Opstartmenu/</text:span><text:span text:style-name="T172">boot menu</text:span><text:span text:style-name="T171"> </text:span><text:span text:style-name="T170">via </text:span><text:span text:style-name="Definition"><text:span text:style-name="T370">opstartmenu</text:span></text:span><text:span text:style-name="T170">, </text:span><text:span text:style-name="T171">instellingen/</text:span><text:span text:style-name="T172">setup</text:span><text:span text:style-name="T170"> via </text:span><text:span text:style-name="Definition"><text:span text:style-name="T370">instellingen</text:span></text:span><text:span text:style-name="T170">.</text:span></text:p>
          </table:table-cell>
        </table:table-row>
        <table:table-row table:style-name="TableLine94567356827184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199">Enter</text:span></text:span><text:span text:style-name="Strong_20_Emphasis"><text:span text:style-name="T113">-toets.</text:span></text:span></text:p>
          </table:table-cell>
        </table:table-row>
        <table:table-row table:style-name="TableLine945673570944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81"><text:s/></text:span></text:span><text:span text:style-name="Strong_20_Emphasis"><text:span text:style-name="T120"><draw:control text:anchor-type="as-char" draw:z-index="24" draw:name="Vorm11_0" draw:style-name="gr1" draw:text-style-name="P98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25">Next</text:span></text:span><text:span text:style-name="Strong_20_Emphasis"><text:span text:style-name="T239"> of </text:span></text:span><text:span text:style-name="Strong_20_Emphasis"><text:span text:style-name="T225">Skip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><text:span text:style-name="Strong_20_Emphasis"><text:span text:style-name="T23">O</text:span></text:span><text:span text:style-name="Strong_20_Emphasis"><text:span text:style-name="T52">p het</text:span></text:span><text:span text:style-name="Strong_20_Emphasis"><text:span text:style-name="T53"> </text:span></text:span><text:span text:style-name="Strong_20_Emphasis"><text:span text:style-name="T52">scherm </text:span></text:span><text:span text:style-name="Strong_20_Emphasis"><text:span text:style-name="T225">Setup Complete</text:span></text:span><text:span text:style-name="Strong_20_Emphasis"><text:span text:style-name="T224"> </text:span></text:span><text:span text:style-name="Strong_20_Emphasis"><text:span text:style-name="T124">klik op </text:span></text:span><text:span text:style-name="Strong_20_Emphasis"><text:span text:style-name="T225">Start Using Debian GNU/Linux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><text:span text:style-name="Strong_20_Emphasis"><text:span text:style-name="T54">Sluit het scherm </text:span></text:span><text:span text:style-name="Strong_20_Emphasis"><text:span text:style-name="T226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567357095728">
          <table:table-cell table:style-name="_32_._5f_Installatie_5f_uitvoeren.A1" office:value-type="string">
            <text:p text:style-name="P55"><text:span text:style-name="Strong_20_Emphasis"><text:span text:style-name="T81"><text:s/></text:span></text:span><text:span text:style-name="Strong_20_Emphasis"><text:span text:style-name="T120"><draw:control text:anchor-type="as-char" draw:z-index="22" draw:name="Vorm13_1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6">Start de installatie</text:span></text:span><text:span text:style-name="Strong_20_Emphasis"><text:span text:style-name="T123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1">klik op </text:span></text:span><text:span text:style-name="Strong_20_Emphasis"><text:span text:style-name="T151">Activities</text:span></text:span><text:span text:style-name="Strong_20_Emphasis"><text:span text:style-name="T101"> en </text:span></text:span><text:span text:style-name="Strong_20_Emphasis"><text:span text:style-name="T102">een </text:span></text:span><text:span text:style-name="Strong_20_Emphasis"><text:span text:style-name="T101">klik op</text:span></text:span><text:span text:style-name="Strong_20_Emphasis"><text:span text:style-name="T100"> </text:span></text:span><text:span text:style-name="Strong_20_Emphasis"><text:span text:style-name="T150">Install Debian</text:span></text:span><text:span text:style-name="Strong_20_Emphasis"><text:span text:style-name="T45">.</text:span></text:span></text:p>
          </table:table-cell>
        </table:table-row>
        <table:table-row table:style-name="TableLine94567357095984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6">Bij </text:span></text:span><text:span text:style-name="Strong_20_Emphasis"><text:span text:style-name="T156">Welcome</text:span></text:span><text:span text:style-name="Strong_20_Emphasis"><text:span text:style-name="T46"> kies </text:span></text:span><text:span text:style-name="Strong_20_Emphasis"><text:span text:style-name="T156">Nederlands</text:span></text:span><text:span text:style-name="Strong_20_Emphasis"><text:span text:style-name="T46"> en klik op </text:span></text:span><text:span text:style-name="Strong_20_Emphasis"><text:span text:style-name="T156">Volgende</text:span></text:span><text:span text:style-name="Strong_20_Emphasis"><text:span text:style-name="T46">.</text:span></text:span></text:p>
          </table:table-cell>
        </table:table-row>
        <table:table-row table:style-name="TableLine94567357096240">
          <table:table-cell table:style-name="_32_._5f_Installatie_5f_uitvoeren.A1" office:value-type="string">
            <text:p text:style-name="P67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Bij <text:span text:style-name="T373">Locatie</text:span> kies bij <text:span text:style-name="T373">Regio</text:span> voor <text:span text:style-name="T373">Europa</text:span> en klik op <text:span text:style-name="T373">Volgende</text:span>.</text:p>
          </table:table-cell>
        </table:table-row>
        <table:table-row table:style-name="TableLine94567357096496">
          <table:table-cell table:style-name="_32_._5f_Installatie_5f_uitvoeren.A1" office:value-type="string">
            <text:p text:style-name="P67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Bij <text:span text:style-name="T373">Toetsenbord</text:span> kies <text:span text:style-name="T373">English (US)</text:span> en klik op <text:span text:style-name="T373">Volgende</text:span>.</text:p>
          </table:table-cell>
        </table:table-row>
        <table:table-row table:style-name="TableLine9456735709675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567357097008">
          <table:table-cell table:style-name="_32_._5f_Installatie_5f_uitvoeren.A1" office:value-type="string">
            <text:p text:style-name="P67"><text:span text:style-name="Strong_20_Emphasis"><text:span text:style-name="T81"><text:s/></text:span></text:span><text:span text:style-name="Strong_20_Emphasis"><text:span text:style-name="T120"><draw:control text:anchor-type="as-char" draw:z-index="25" draw:name="Vorm13_4" draw:style-name="gr1" draw:text-style-name="P98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64"><text:span text:style-name="T384">Bij </text:span><text:span text:style-name="T374">Partities</text:span><text:span text:style-name="T384"> </text:span><text:span text:style-name="T343">selecteer</text:span><text:span text:style-name="T384"> gewenste methode, </text:span><text:span text:style-name="Strong_20_Emphasis"><text:span text:style-name="T160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6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5">Volgende</text:span></text:span><text:span text:style-name="Strong_20_Emphasis"><text:span text:style-name="T40">.</text:span></text:span></text:p>
          </table:table-cell>
        </table:table-row>
        <table:table-row table:style-name="TableLine9456735709726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4567357097520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19">Bij </text:span></text:span><text:span text:style-name="Strong_20_Emphasis"><text:span text:style-name="T159">Gebruikers</text:span></text:span><text:span text:style-name="Strong_20_Emphasis"><text:span text:style-name="T119"> vul in </text:span></text:span><text:span text:style-name="Strong_20_Emphasis"><text:span text:style-name="T157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47"> </text:span></text:span><text:span text:style-name="Strong_20_Emphasis"><text:span text:style-name="T157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8">Wat is de </text:span></text:span><text:span text:style-name="Strong_20_Emphasis"><text:span text:style-name="T157">naam van deze </text:span></text:span><text:span text:style-name="Strong_20_Emphasis"><text:span text:style-name="T158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31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4">V</text:span></text:span><text:span text:style-name="Strong_20_Emphasis"><text:span text:style-name="T133">olgende</text:span></text:span><text:span text:style-name="Strong_20_Emphasis"><text:span text:style-name="T23">.</text:span></text:span></text:p>
          </table:table-cell>
        </table:table-row>
        <table:table-row table:style-name="TableLine94567357097776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567357098032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48">Bij </text:span></text:span><text:span text:style-name="Strong_20_Emphasis"><text:span text:style-name="T220">Samenvatting</text:span></text:span><text:span text:style-name="Strong_20_Emphasis"><text:span text:style-name="T237"> </text:span></text:span><text:span text:style-name="Strong_20_Emphasis"><text:span text:style-name="T238">controleer het overzicht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5">Installeer</text:span></text:span><text:span text:style-name="Strong_20_Emphasis"><text:span text:style-name="T23">.</text:span></text:span></text:p>
          </table:table-cell>
        </table:table-row>
        <table:table-row table:style-name="TableLine94567357098288">
          <table:table-cell table:style-name="_32_._5f_Installatie_5f_uitvoeren.A1" office:value-type="string">
            <text:p text:style-name="P70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221">Beëindigen</text:span></text:span><text:span text:style-name="Strong_20_Emphasis"><text:span text:style-name="T237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6">Voltooid</text:span></text:span><text:span text:style-name="Strong_20_Emphasis"><text:span text:style-name="T23">.</text:span></text:span></text:p>
          </table:table-cell>
        </table:table-row>
        <table:table-row table:style-name="TableLine945673570985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567357098800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5" draw:name="Vorm20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5">Verwijder </text:span></text:span><text:span text:style-name="Strong_20_Emphasis"><text:span text:style-name="T126">het </text:span></text:span><text:span text:style-name="Strong_20_Emphasis"><text:span text:style-name="T125">installatiemedium (</text:span></text:span><text:span text:style-name="Strong_20_Emphasis"><text:span text:style-name="T127">USB-stick of </text:span></text:span><text:span text:style-name="Strong_20_Emphasis"><text:span text:style-name="T117">C</text:span></text:span><text:span text:style-name="Strong_20_Emphasis"><text:span text:style-name="T127">D</text:span></text:span><text:span text:style-name="Strong_20_Emphasis"><text:span text:style-name="T275"><text:note-ref text:note-class="footnote" text:reference-format="text" text:ref-name="ftn6">3</text:note-ref></text:span></text:span><text:span text:style-name="Strong_20_Emphasis"><text:span text:style-name="T125">) </text:span></text:span><text:span text:style-name="Strong_20_Emphasis"><text:span text:style-name="T128">en</text:span></text:span><text:span text:style-name="Strong_20_Emphasis"><text:span text:style-name="T125"> </text:span></text:span><text:span text:style-name="Strong_20_Emphasis"><text:span text:style-name="T122">druk </text:span></text:span><text:span text:style-name="Strong_20_Emphasis"><text:span text:style-name="T129">op</text:span></text:span><text:span text:style-name="Strong_20_Emphasis"><text:span text:style-name="T122"> </text:span></text:span><text:span text:style-name="Strong_20_Emphasis"><text:span text:style-name="T113">de </text:span></text:span><text:span text:style-name="Strong_20_Emphasis"><text:span text:style-name="T199">Enter</text:span></text:span><text:span text:style-name="Strong_20_Emphasis"><text:span text:style-name="T113">-toets</text:span></text:span><text:span text:style-name="Strong_20_Emphasis"><text:span text:style-name="T130">.</text:span></text:span></text:p>
          </table:table-cell>
        </table:table-row>
      </table:table>
      <text:p text:style-name="P33"><text:span text:style-name="Strong_20_Emphasis"><text:span text:style-name="T122"/></text:span></text:p>
      <text:list xml:id="list102941111622012" text:continue-numbering="true" text:style-name="L1">
        <text:list-item>
          <text:p text:style-name="P93"><text:span text:style-name="Strong_20_Emphasis"><text:span text:style-name="T218">Installatie </text:span></text:span><text:span text:style-name="Strong_20_Emphasis"><text:span text:style-name="T219">afronden</text:span></text:span></text:p>
        </text:list-item>
      </text:list>
      <text:p text:style-name="P35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67356947440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6" draw:name="Vorm21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6">Encrypteer systeem</text:span></text:span><text:span text:style-name="Strong_20_Emphasis"><text:span text:style-name="T263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9">Enter</text:span></text:span><text:span text:style-name="Strong_20_Emphasis"><text:span text:style-name="T36">-toets.</text:span></text:span></text:p>
          </table:table-cell>
        </table:table-row>
        <table:table-row table:style-name="TableLine94567357088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6735728379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56735728184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67357237936">
          <table:table-cell table:style-name="_33_._5f_Installatie_5f_afronden.A1" office:value-type="string">
            <text:p text:style-name="P60"><text:span text:style-name="Strong_20_Emphasis"><text:span text:style-name="T81"><text:s/></text:span></text:span><text:span text:style-name="Strong_20_Emphasis"><text:span text:style-name="T120"><draw:control text:anchor-type="as-char" draw:z-index="23" draw:name="Vorm22_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22">Volgende </text:span></text:span><text:span text:style-name="Strong_20_Emphasis"><text:span text:style-name="T240">of </text:span></text:span><text:span text:style-name="Strong_20_Emphasis"><text:span text:style-name="T223">Overslaan</text:span></text:span><text:span text:style-name="Strong_20_Emphasis"><text:span text:style-name="T124">.</text:span></text:span></text:p>
          </table:table-cell>
        </table:table-row>
        <table:table-row table:style-name="TableLine945673572385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3"><text:span text:style-name="Strong_20_Emphasis"><text:span text:style-name="T23">O</text:span></text:span><text:span text:style-name="Strong_20_Emphasis"><text:span text:style-name="T52">p het scherm </text:span></text:span><text:span text:style-name="Strong_20_Emphasis"><text:span text:style-name="T227">Installatie Voltooid</text:span></text:span><text:span text:style-name="Strong_20_Emphasis"><text:span text:style-name="T224"> </text:span></text:span><text:span text:style-name="Strong_20_Emphasis"><text:span text:style-name="T124">klik op </text:span></text:span><text:span text:style-name="Strong_20_Emphasis"><text:span text:style-name="T227">Beginnen met</text:span></text:span><text:span text:style-name="Strong_20_Emphasis"><text:span text:style-name="T225"> Debian GNU/Linux</text:span></text:span><text:span text:style-name="Strong_20_Emphasis"><text:span text:style-name="T124">.</text:span></text:span></text:p>
          </table:table-cell>
        </table:table-row>
        <table:table-row table:style-name="TableLine945673572389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4">Sluit het scherm </text:span></text:span><text:span text:style-name="Strong_20_Emphasis"><text:span text:style-name="T228">Aan de slag</text:span></text:span><text:span text:style-name="Strong_20_Emphasis"><text:span text:style-name="T54">.</text:span></text:span></text:p>
          </table:table-cell>
        </table:table-row>
        <table:table-row table:style-name="TableLine945673572432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4"/></text:span></text:p>
          </table:table-cell>
        </table:table-row>
        <table:table-row table:style-name="TableLine9456735724387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8" draw:name="Vorm23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21">gebruikers </text:span></text:span><text:span text:style-name="Strong_20_Emphasis"><text:span text:style-name="T123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2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82"><text:span text:style-name="T328">De </text:span><text:span text:style-name="T342">Super</text:span><text:span text:style-name="T328">-toets is de Windows</text:span><text:span text:style-name="T329">-</text:span><text:span text:style-name="T330">toets</text:span><text:span text:style-name="T328">, </text:span><text:span text:style-name="T329">C</text:span><text:span text:style-name="T328">ommand-</text:span><text:span text:style-name="T330">toets</text:span><text:span text:style-name="T328">, of </text:span><text:span text:style-name="T329">V</text:span><text:span text:style-name="T328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8">bij </text:span></text:span><text:span text:style-name="Strong_20_Emphasis"><text:span text:style-name="T261">Instellingen </text:span></text:span><text:span text:style-name="Strong_20_Emphasis"><text:span text:style-name="T92">rechts o</text:span></text:span><text:span text:style-name="Strong_20_Emphasis"><text:span text:style-name="T68">p </text:span></text:span><text:span text:style-name="Strong_20_Emphasis"><text:span text:style-name="T262">Gebruikers</text:span></text:span><text:span text:style-name="Strong_20_Emphasis"><text:span text:style-name="T90">.</text:span></text:span></text:p>
          </table:table-cell>
        </table:table-row>
        <table:table-row table:style-name="TableLine94567357244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112">Klik links</text:span></text:span><text:span text:style-name="Strong_20_Emphasis"><text:span text:style-name="T132"> </text:span></text:span><text:span text:style-name="Strong_20_Emphasis"><text:span text:style-name="T103">op </text:span></text:span><text:span text:style-name="Strong_20_Emphasis"><text:span text:style-name="T152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04">.</text:span></text:span></text:p>
          </table:table-cell>
        </table:table-row>
        <table:table-row table:style-name="TableLine945673570172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235">Sluit </text:span></text:span><text:span text:style-name="Strong_20_Emphasis"><text:span text:style-name="T253">Gebruiker toevoegen</text:span></text:span><text:span text:style-name="Strong_20_Emphasis"><text:span text:style-name="T104">.</text:span></text:span></text:p>
          </table:table-cell>
        </table:table-row>
        <table:table-row table:style-name="TableLine945673570178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6735701843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5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2">Super</text:span></text:span><text:span text:style-name="Strong_20_Emphasis"><text:span text:style-name="T70">-toets</text:span></text:span><text:span text:style-name="Strong_20_Emphasis"><text:span text:style-name="T273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6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2">Software</text:span></text:span><text:span text:style-name="Strong_20_Emphasis"><text:span text:style-name="T70">.</text:span></text:span></text:p>
          </table:table-cell>
        </table:table-row>
        <table:table-row table:style-name="TableLine94567357019024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75"><text:span text:style-name="T313">Klik op </text:span><text:span text:style-name="T319">Updates</text:span><text:span text:style-name="T314"> en a</text:span><text:span text:style-name="T312">ls</text:span><text:span text:style-name="T309"> </text:span><text:span text:style-name="T310">er </text:span><text:span text:style-name="T309">updates beschikbaar zijn, k</text:span><text:span text:style-name="T311">lik op </text:span><text:span text:style-name="Strong_20_Emphasis"><text:span text:style-name="T325">Downloaden</text:span></text:span><text:span text:style-name="T311"> </text:span><text:span text:style-name="T315">en vervolgens op </text:span><text:span text:style-name="T320">Herstarten &amp; bijwerken</text:span><text:span text:style-name="T315">.</text:span></text:p>
          </table:table-cell>
        </table:table-row>
        <table:table-row table:style-name="TableLine945673570196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T317">Daarna weer </text:span><text:span text:style-name="T318">a</text:span><text:span text:style-name="T316">anmelden als </text:span><text:span text:style-name="Definition"><text:span text:style-name="T8">gebruiker</text:span></text:span><text:span text:style-name="T315">.</text:span></text:p>
          </table:table-cell>
        </table:table-row>
        <table:table-row table:style-name="TableLine94567357020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67357020880">
          <table:table-cell table:style-name="_33_._5f_Installatie_5f_afron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1" draw:name="Vorm4_1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81">Installeer </text:span></text:span><text:span text:style-name="Strong_20_Emphasis"><text:span text:style-name="T99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2">Super</text:span></text:span><text:span text:style-name="Strong_20_Emphasis"><text:span text:style-name="T67">-toets</text:span></text:span><text:span text:style-name="Strong_20_Emphasis"><text:span text:style-name="T273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5">Terminalvenster</text:span></text:span><text:span text:style-name="Strong_20_Emphasis"><text:span text:style-name="T93">. </text:span></text:span></text:p>
          </table:table-cell>
        </table:table-row>
        <table:table-row table:style-name="TableLine94567357264640">
          <table:table-cell table:style-name="_33_._5f_Installatie_5f_afronden.A1" office:value-type="string">
            <text:p text:style-name="P50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56"><text:span text:style-name="T383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7">z</text:span></text:span><text:span text:style-name="Strong_20_Emphasis"><text:span text:style-name="T95">e</text:span></text:span><text:span text:style-name="Strong_20_Emphasis"><text:span text:style-name="T93"> opdrachten, ieder gevolgd door de </text:span></text:span><text:span text:style-name="Strong_20_Emphasis"><text:span text:style-name="T203">Enter</text:span></text:span><text:span text:style-name="Strong_20_Emphasis"><text:span text:style-name="T68">-toets:<text:line-break/></text:span></text:span><text:span text:style-name="User_20_Entry"><text:span text:style-name="T277">sudo</text:span></text:span><text:span text:style-name="User_20_Entry"><text:span text:style-name="T276"> </text:span></text:span><text:span text:style-name="User_20_Entry"><text:span text:style-name="T277">apt install wget</text:span></text:span><text:span text:style-name="User_20_Entry"><text:span text:style-name="T276"><text:line-break/>wget karelzimmer.nl/</text:span></text:span><text:span text:style-name="User_20_Entry"><text:span text:style-name="T278">kz</text:span></text:span><text:span text:style-name="User_20_Entry"><text:span text:style-name="T276"><text:line-break/>bash </text:span></text:span><text:span text:style-name="User_20_Entry"><text:span text:style-name="T278">kz</text:span></text:span></text:p>
          </table:table-cell>
        </table:table-row>
        <table:table-row table:style-name="TableLine94567357265392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67357266144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10" draw:name="Vorm33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70"> de </text:span></text:span><text:span text:style-name="Strong_20_Emphasis"><text:span text:style-name="T202">Super</text:span></text:span><text:span text:style-name="Strong_20_Emphasis"><text:span text:style-name="T70">-toets</text:span></text:span><text:span text:style-name="Strong_20_Emphasis"><text:span text:style-name="T273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7">men</text:span></text:span><text:span text:style-name="Strong_20_Emphasis"><text:span text:style-name="T142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7">Installatiem</text:span></text:span><text:span text:style-name="Strong_20_Emphasis"><text:span text:style-name="T246">enu</text:span></text:span><text:span text:style-name="Strong_20_Emphasis"><text:span text:style-name="T67">.</text:span></text:span></text:p>
          </table:table-cell>
        </table:table-row>
        <table:table-row table:style-name="TableLine94567357266896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5">3 </text:span></text:span><text:span text:style-name="Strong_20_Emphasis"><text:span text:style-name="T241">Installatie</text:span></text:span><text:span text:style-name="Strong_20_Emphasis"><text:span text:style-name="T242"> </text:span></text:span><text:span text:style-name="Strong_20_Emphasis"><text:span text:style-name="T243">afron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6">v</text:span></text:span><text:span text:style-name="Strong_20_Emphasis"><text:span text:style-name="T55">olg de aanwijzingen op het scherm</text:span></text:span><text:span text:style-name="Strong_20_Emphasis"><text:span text:style-name="T55"><text:note text:id="ftn8" text:note-class="footnote"><text:note-citation>2</text:note-citation><text:note-body><text:p text:style-name="P91">De installatie kan nagelopen worden aan de hand van bestand <text:span text:style-name="T385">/usr/local/etc/</text:span><text:span text:style-name="T345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56735726764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</table:table-row>
        <table:table-row table:style-name="TableLine94567357268400">
          <table:table-cell table:style-name="_33_._5f_Installatie_5f_afronden.A1" office:value-type="string">
            <text:p text:style-name="P72"><text:span text:style-name="Strong_20_Emphasis"><text:span text:style-name="T81"><text:s/></text:span></text:span><text:span text:style-name="Strong_20_Emphasis"><text:span text:style-name="T120"><draw:control text:anchor-type="as-char" draw:z-index="27" draw:name="Vorm36_1" draw:style-name="gr1" draw:text-style-name="P9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73">Herstart de computer.</text:p>
          </table:table-cell>
        </table:table-row>
      </table:table>
      <text:p text:style-name="P35"><text:span text:style-name="Strong_20_Emphasis"><text:span text:style-name="T19"><text:tab/></text:span></text:span></text:p>
      <text:p text:style-name="P36"><text:span text:style-name="Strong_20_Emphasis"><text:span text:style-name="T80"/></text:span></text:p>
      <text:p text:style-name="P37"><text:span text:style-name="Strong_20_Emphasis"><text:span text:style-name="T55"/></text:span></text:p>
      <text:list xml:id="list102940152256359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567357180320">
          <table:table-cell table:style-name="Tabel2.A1" office:value-type="string">
            <text:p text:style-name="P74"><text:span text:style-name="Strong_20_Emphasis"><text:span text:style-name="T81"><text:s/></text:span></text:span><text:span text:style-name="Strong_20_Emphasis"><text:span text:style-name="T120"><draw:control text:anchor-type="as-char" draw:z-index="28" draw:name="Vorm40_0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16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6">Encrypteer systeem</text:span></text:span><text:span text:style-name="Strong_20_Emphasis"><text:span text:style-name="T263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9">Enter</text:span></text:span><text:span text:style-name="Strong_20_Emphasis"><text:span text:style-name="T36">-toets.</text:span></text:span></text:p>
          </table:table-cell>
        </table:table-row>
        <table:table-row table:style-name="TableLine94567357164016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4567357161120">
          <table:table-cell table:style-name="Tabel2.A1" office:value-type="string">
            <text:p text:style-name="P71"><text:span text:style-name="Strong_20_Emphasis"><text:span text:style-name="T81"><text:s/></text:span></text:span><text:span text:style-name="Strong_20_Emphasis"><text:span text:style-name="T120"><draw:control text:anchor-type="as-char" draw:z-index="26" draw:name="Vorm36_0" draw:style-name="gr1" draw:text-style-name="P98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567357466640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4567357466896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1" draw:name="Vorm36" draw:style-name="gr1" draw:text-style-name="P98" svg:width="0.35cm" svg:height="0.35cm" draw:control="control12"/></text:span></text:span></text:p>
          </table:table-cell>
          <table:table-cell table:style-name="Tabel2.A1" office:value-type="string">
            <text:p text:style-name="P20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89"><text:span text:style-name="User_20_Entry"><text:span text:style-name="T204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</text:span></text:span><text:span text:style-name="User_20_Entry"><text:span text:style-name="T209">, zoek en start </text:span></text:span><text:span text:style-name="User_20_Entry"><text:span text:style-name="T215">Installatiemenu</text:span></text:span><text:span text:style-name="Strong_20_Emphasis"><text:span text:style-name="T264"> </text:span></text:span><text:span text:style-name="User_20_Entry"><text:span text:style-name="T209">en </text:span></text:span><text:span text:style-name="User_20_Entry"><text:span text:style-name="T208">kies </text:span></text:span><text:span text:style-name="User_20_Entry"><text:span text:style-name="T214">4 </text:span></text:span><text:span text:style-name="User_20_Entry"><text:span text:style-name="T213">Gebruiker inrichten</text:span></text:span><text:span text:style-name="User_20_Entry"><text:span text:style-name="T208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40">Installatiemenu</text:span></text:span><text:span text:style-name="Strong_20_Emphasis"><text:span text:style-name="T264">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5">4 </text:span></text:span><text:span text:style-name="T259">Gebruiker inrichten</text:span><text:span text:style-name="Strong_20_Emphasis"><text:span text:style-name="T58"> </text:span></text:span><text:span text:style-name="Strong_20_Emphasis"><text:span text:style-name="T107">en v</text:span></text:span><text:span text:style-name="Strong_20_Emphasis"><text:span text:style-name="T236">olg de aanwijzingen op het scherm</text:span></text:span><text:span text:style-name="Strong_20_Emphasis"><text:span text:style-name="T236"><text:note text:id="ftn10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236">.</text:span></text:span></text:p>
          </table:table-cell>
        </table:table-row>
        <table:table-row table:style-name="TableLine945673574671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67357467408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2" draw:name="Vorm40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49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5">LVM met encryptie</text:span></text:span><text:span text:style-name="Strong_20_Emphasis"><text:span text:style-name="T263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4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6">balk</text:span></text:span><text:span text:style-name="Strong_20_Emphasis"><text:span text:style-name="T35">.</text:span></text:span></text:p>
          </table:table-cell>
        </table:table-row>
        <table:table-row table:style-name="TableLine945673574676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67357467920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3" draw:name="Vorm41" draw:style-name="gr1" draw:text-style-name="P98" svg:width="0.35cm" svg:height="0.35cm" draw:control="control14"/></text:span></text:span></text:p>
          </table:table-cell>
          <table:table-cell table:style-name="Tabel2.A1" office:value-type="string">
            <text:p text:style-name="P96"><text:span text:style-name="Strong_20_Emphasis"><text:span text:style-name="T232">Maak een </text:span></text:span><text:span text:style-name="Strong_20_Emphasis"><text:span text:style-name="T234">back-up</text:span></text:span><text:span text:style-name="Strong_20_Emphasis"><text:span text:style-name="T232"> </text:span></text:span><text:span text:style-name="Strong_20_Emphasis"><text:span text:style-name="T231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2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53">back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5">Back-up maken</text:span></text:span><text:span text:style-name="Strong_20_Emphasis"><text:span text:style-name="T67">, </text:span></text:span><text:span text:style-name="Strong_20_Emphasis"><text:span text:style-name="T80">en </text:span></text:span><text:span text:style-name="Strong_20_Emphasis"><text:span text:style-name="T109">v</text:span></text:span><text:span text:style-name="Strong_20_Emphasis"><text:span text:style-name="T229">olg de aanwijzingen op het scherm.</text:span></text:span></text:p>
          </table:table-cell>
        </table:table-row>
        <table:table-row table:style-name="TableLine945673574684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67357468688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4" draw:name="Vorm44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81"><text:span text:style-name="Strong_20_Emphasis"><text:span text:style-name="T266">Plan automatische </text:span></text:span><text:span text:style-name="Strong_20_Emphasis"><text:span text:style-name="T268">reservekopieën</text:span></text:span><text:span text:style-name="Strong_20_Emphasis"><text:span text:style-name="T232"> </text:span></text:span><text:span text:style-name="Strong_20_Emphasis"><text:span text:style-name="T233">in </text:span></text:span><text:span text:style-name="Strong_20_Emphasis"><text:span text:style-name="T231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2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1">res</text:span></text:span><text:span text:style-name="Strong_20_Emphasis"><text:span text:style-name="T149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1">het </text:span></text:span><text:span text:style-name="Strong_20_Emphasis"><text:span text:style-name="T68">pictogram </text:span></text:span><text:span text:style-name="Strong_20_Emphasis"><text:span text:style-name="T91">van</text:span></text:span><text:span text:style-name="Strong_20_Emphasis"><text:span text:style-name="T72"> </text:span></text:span><text:span text:style-name="Strong_20_Emphasis"><text:span text:style-name="T249">Reservekopieën</text:span></text:span><text:span text:style-name="Strong_20_Emphasis"><text:span text:style-name="T67">, </text:span></text:span><text:span text:style-name="Strong_20_Emphasis"><text:span text:style-name="T108">en v</text:span></text:span><text:span text:style-name="Strong_20_Emphasis"><text:span text:style-name="T229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0"/>
      <text:p text:style-name="P62"><text:span text:style-name="T165">E</text:span><text:span text:style-name="T166">inde c</text:span><text:span text:style-name="T167">hecklist, </text:span><text:span text:style-name="T168">d</text:span><text:span text:style-name="T167">e</text:span><text:span text:style-name="T284"> installatie van </text:span><text:span text:style-name="T284"><text:reference-ref text:reference-format="text" text:ref-name="Distributie">Debian</text:reference-ref></text:span><text:span text:style-name="T284"><text:s/></text:span><text:span text:style-name="Strong_20_Emphasis"><text:span text:style-name="T293">GNU/Linux</text:span></text:span><text:span text:style-name="Strong_20_Emphasis"><text:span text:style-name="T284"> </text:span></text:span><text:span text:style-name="T285"><text:reference-ref text:reference-format="text" text:ref-name="Versie">11</text:reference-ref></text:span><text:span text:style-name="T284"><text:s/></text:span><text:span text:style-name="T290">LTS </text:span><text:span text:style-name="T284"><text:reference-ref text:reference-format="text" text:ref-name="Editie">desktop</text:reference-ref></text:span><text:span text:style-name="T284"><text:s/>is voltooid.</text:span></text:p>
      <text:p text:style-name="P25"/>
      <text:p text:style-name="P6"><text:span text:style-name="T111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6T10:29:39.913897044">16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6T10:29:39.792315111</dc:date>
    <meta:keyword>Installatie</meta:keyword>
    <meta:keyword>Checklist</meta:keyword>
    <meta:keyword>Linux</meta:keyword>
    <meta:editing-cycles>6448</meta:editing-cycles>
    <meta:editing-duration>P11DT10H58M35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93" meta:character-count="6000" meta:non-whitespace-character-count="5136"/>
    <meta:user-defined meta:name="Info 1"/>
    <meta:user-defined meta:name="Info 2"/>
    <meta:user-defined meta:name="Info 3"/>
    <meta:user-defined meta:name="Info 4"/>
  </office:meta>
</office:document-meta>
</file>